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econd occurrence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4<text:span text:style-name="T1">th</text:span>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mall fork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mall plat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small spoon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tr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wineglas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silverware (clustered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  <table:database-ranges>
        <table:database-range table:name="__Anonymous_Sheet_DB__0" table:target-range-address="Sheet1.A2:Sheet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8:39:14.284068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07:08:49.898684299</meta:creation-date>
    <dc:date>2020-09-15T08:51:33.176398306</dc:date>
    <meta:editing-duration>PT36M36S</meta:editing-duration>
    <meta:editing-cycles>4</meta:editing-cycles>
    <meta:generator>LibreOffice/6.0.7.3$Linux_X86_64 LibreOffice_project/00m0$Build-3</meta:generator>
    <meta:document-statistic meta:table-count="1" meta:cell-count="42" meta:object-count="0"/>
  </office:meta>
</office:document-meta>
</file>